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ContextHandler.setProperty( Object context ,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extHandler.getProperty( Object contex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extHandler.getPropertyNames(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